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ccccff" fo:padding="0.0382in" fo:border-left="0.0194in solid #000000" fo:border-right="0.0194in solid #000000" fo:border-top="0.0194in solid #000000" fo:border-bottom="none">
        <style:background-image/>
      </style:table-cell-properties>
    </style:style>
    <style:style style:name="Table2" style:family="table">
      <style:table-properties style:width="6.9167in" table:align="left"/>
    </style:style>
    <style:style style:name="Table2.A" style:family="table-column">
      <style:table-column-properties style:column-width="6.9167in"/>
    </style:style>
    <style:style style:name="Table2.A1" style:family="table-cell">
      <style:table-cell-properties fo:background-color="#ccccff" fo:padding="0.0382in" fo:border="0.0194in solid #000000">
        <style:background-image/>
      </style:table-cell-properties>
    </style:style>
    <style:style style:name="Table2.A2" style:family="table-cell">
      <style:table-cell-properties fo:background-color="#9999ff" fo:padding="0.0382in" fo:border-left="0.0194in solid #000000" fo:border-right="0.0194in solid #000000" fo:border-top="none" fo:border-bottom="0.0194in solid #000000">
        <style:background-image/>
      </style:table-cell-properties>
    </style:style>
    <style:style style:name="Table2.A3" style:family="table-cell">
      <style:table-cell-properties fo:background-color="#ccccff" fo:padding="0.0382in" fo:border-left="0.0194in solid #000000" fo:border-right="0.0194in solid #000000" fo:border-top="none" fo:border-bottom="0.0194in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ccccff" fo:padding="0.0382in" fo:border-left="0.0194in solid #000000" fo:border-right="0.0194in solid #000000" fo:border-top="0.0194in solid #000000" fo:border-bottom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background-color="#ccccff">
        <style:background-image/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 fo:background-color="#ccccff">
        <style:background-image/>
      </style:paragraph-properties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 fo:background-color="#ccccff">
        <style:background-image/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2">--</text:span> coment</text:p>
          </table:table-cell>
        </table:table-row>
      </table:table>
      <text:p text:style-name="Standard"/>
      <text:p text:style-name="P9"><text:span text:style-name="T2">Datatyper</text:span></text:p>
      <text:p text:style-name="P10"><text:span text:style-name="T2"/></text:p>
      <text:p text:style-name="P10"><text:span text:style-name="T2">Boolean </text:span><text:tab/>– för sanningsvärden ( False/True )</text:p>
      <text:p text:style-name="P10"><text:span text:style-name="T2">Character</text:span> <text:tab/>– för tecken</text:p>
      <text:p text:style-name="P10"><text:span text:style-name="T2">Integer</text:span> <text:tab/>- för heltal</text:p>
      <text:p text:style-name="P10"><text:s text:c="4"/>Natural <text:tab/>- för naturliga tal, en undertyp till 'Integer' med tal från noll och uppåt</text:p>
      <text:p text:style-name="P10"><text:s text:c="4"/>Posetive <text:tab/>- för posetiva tal, en undertyp till 'Integer' med tal från ett och uppåt</text:p>
      <text:p text:style-name="P10"><text:span text:style-name="T2">Float</text:span> <text:tab/>- för flyttal, en representation för reella tal</text:p>
      <text:p text:style-name="P10"><text:span text:style-name="T2">String</text:span> <text:tab/>- för strängar av bestämd längd</text:p>
      <text:p text:style-name="Standard"/>
      <text:p text:style-name="P8">Egen definierade datatyper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2">type</text:span> Type_Name <text:span text:style-name="T2">is</text:span> Definition;</text:p>
            <text:p text:style-name="P1"/>
            <text:p text:style-name="P2">Ex: <text:span text:style-name="T2">type</text:span> direction_type <text:span text:style-name="T2">is</text:span> (East, West, North, South);</text:p>
            <text:p text:style-name="P2">Ex2: <text:span text:style-name="T2">type</text:span> Integer <text:span text:style-name="T2">is</text:span> -N .. M;</text:p>
          </table:table-cell>
        </table:table-row>
        <table:table-row>
          <table:table-cell table:style-name="Table2.A2" office:value-type="string">
            <text:p text:style-name="P4"><text:span text:style-name="T2">subtype</text:span> Subtype_Name <text:span text:style-name="T2">is</text:span> </text:p>
            <text:p text:style-name="P4"><text:s text:c="4"/>H<text:span text:style-name="T3">eredity_Type Sub_Definition;</text:span></text:p>
            <text:p text:style-name="P1"><text:span text:style-name="T3"/></text:p>
            <text:p text:style-name="P2"><text:span text:style-name="T3">Ex: </text:span><text:span text:style-name="T2">subtype</text:span><text:span text:style-name="T3"> Natural </text:span><text:span text:style-name="T2">is</text:span><text:span text:style-name="T3"> Integer </text:span><text:span text:style-name="T2">range</text:span><text:span text:style-name="T3"> 0 .. Integers'Last;</text:span></text:p>
          </table:table-cell>
        </table:table-row>
        <table:table-row>
          <table:table-cell table:style-name="Table2.A3" office:value-type="string">
            <text:p text:style-name="P6"><text:span text:style-name="T2">type </text:span><text:span text:style-name="T3">Array</text:span>_Name <text:span text:style-name="T2">is </text:span></text:p>
            <text:p text:style-name="P6"><text:span text:style-name="T2"><text:s text:c="4"/>array</text:span> ( discrete_range ) <text:span text:style-name="T2">of</text:span> Data_Type</text:p>
          </table:table-cell>
        </table:table-row>
        <table:table-row>
          <table:table-cell table:style-name="Table2.A2" office:value-type="string">
            <text:p text:style-name="P4"><text:span text:style-name="T2">type</text:span> Record_Name <text:span text:style-name="T2">is</text:span> </text:p>
            <text:p text:style-name="P4"><text:span text:style-name="T2"><text:s text:c="4"/>record</text:span> </text:p>
            <text:p text:style-name="P4"><text:s text:c="6"/>-- field list</text:p>
            <text:p text:style-name="P4"><text:span text:style-name="T2"><text:s text:c="4"/>end record</text:span>;</text:p>
          </table:table-cell>
        </table:table-row>
        <table:table-row>
          <table:table-cell table:style-name="Table2.A3" office:value-type="string">
            <text:p text:style-name="P6"><text:span text:style-name="T2">type </text:span><text:span text:style-name="T3">Access</text:span>_Name <text:span text:style-name="T2">is</text:span></text:p>
            <text:p text:style-name="P6"><text:s text:c="4"/><text:span text:style-name="T2">access</text:span> Referenced_Data_Type;</text:p>
          </table:table-cell>
        </table:table-row>
      </table:table>
      <text:p text:style-name="Standard"><text:s/></text:p>
      <text:p text:style-name="P8">Allmän deklaration av variabler och constanter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Variabel_Name : Data_type;</text:p>
            <text:p text:style-name="P5">Variabel_Name : Data_type := Value;</text:p>
            <text:p text:style-name="P5">Variabel_Name1, Name2 : Data_type;</text:p>
            <text:p text:style-name="P5">Variabel_Name : Data_type <text:span text:style-name="T2">range </text:span>discrete_range;</text:p>
            <text:p text:style-name="P5">String_Variabel_Name : String( discrete_range ); <text:s text:c="3"/>-- special for strings</text:p>
            <text:p text:style-name="P5">Variabel_Name : <text:span text:style-name="T2">constant</text:span> Data_type; <text:s text:c="18"/>-- no need to define constant at start</text:p>
            <text:p text:style-name="P5">Variabel_Name : <text:span text:style-name="T2">constant </text:span>Data_type := Value;</text:p>
            <text:p text:style-name="P5">Variabel_Name1, Name2 : <text:span text:style-name="T2">constant </text:span>Data_type;</text:p>
          </table:table-cell>
        </table:table-row>
      </table:table>
      <text:p text:style-name="P11"/>
      <text:p text:style-name="P8">Datatyps Attribut</text:p>
      <text:p text:style-name="P11"/>
      <text:p text:style-name="P11">Heltalstyper ex Integer, Natural m.m.</text:p>
      <text:p text:style-name="P11"><text:span text:style-name="T5"><text:tab/>Type</text:span>´First <text:tab/><text:tab/><text:span text:style-name="T5">– det minsta talet I den datatyp som anges</text:span></text:p>
      <text:p text:style-name="P11"><text:soft-page-break/><text:tab/><text:span text:style-name="T5">Type´</text:span>Last <text:tab/><text:tab/><text:span text:style-name="T5">– det största talet I datatypen</text:span></text:p>
      <text:p text:style-name="P11"><text:tab/><text:span text:style-name="T5">Type´</text:span>Image(N) <text:tab/><text:span text:style-name="T5">- heltalet N omvandlat till en sträng</text:span></text:p>
      <text:p text:style-name="P11"><text:tab/><text:span text:style-name="T5">Type´</text:span>Value(S) <text:tab/><text:span text:style-name="T5">– det heltal som står I strängen 'S</text:span>'</text:p>
      <text:p text:style-name="P11"/>
      <text:p text:style-name="P11">teckentypen Char m.m.</text:p>
      <text:p text:style-name="P11"><text:tab/><text:span text:style-name="T5">Type´First <text:tab/>- det första tecknet I teckentabellen</text:span></text:p>
      <text:p text:style-name="P11"><text:span text:style-name="T5"><text:tab/>Type´Last <text:tab/>- det sista tecknet I teckentabellen</text:span></text:p>
      <text:p text:style-name="P11"><text:span text:style-name="T5"><text:tab/>Type´Range <text:tab/>- intervallet: Type´First .. Type'Last</text:span></text:p>
      <text:p text:style-name="P11"><text:span text:style-name="T5"><text:tab/>Type´Pos(T) <text:tab/>- ordningsnumret som motsvarar värdet T</text:span></text:p>
      <text:p text:style-name="P11"><text:span text:style-name="T5"><text:tab/>Type´Val(N) <text:tab/>- värdet som motsvarar ordningsnumret N</text:span></text:p>
      <text:p text:style-name="P11"><text:span text:style-name="T5"/></text:p>
      <text:p text:style-name="P11"><text:span text:style-name="T5">flyttalstyper ex float m.m.</text:span></text:p>
      <text:p text:style-name="P11"><text:span text:style-name="T5"><text:tab/>Type´First <text:tab/>- det minsta talet</text:span></text:p>
      <text:p text:style-name="P11"><text:span text:style-name="T5"><text:tab/>Type´Last <text:tab/>- det största talet</text:span></text:p>
      <text:p text:style-name="P11"><text:span text:style-name="T5"><text:tab/>Type´Ceiling(F)<text:tab/>- avrunda till närmaste högre heltal med resultatet I typ 'type'</text:span></text:p>
      <text:p text:style-name="P11"><text:span text:style-name="T5"><text:tab/>Type´Floor(F) <text:tab/>- avrunda till närmaste lägre heltal med resultatet I typ 'type'</text:span></text:p>
      <text:p text:style-name="P11"><text:span text:style-name="T5"><text:tab/>Type´Rounding(F) <text:tab/>- avrunda till närmaste heltal med resultatet I typ 'type'</text:span></text:p>
      <text:p text:style-name="P11"><text:span text:style-name="T5"><text:tab/>Type´Image(F) <text:tab/>- flyttalet F omvandlas till en sträng</text:span></text:p>
      <text:p text:style-name="P11"><text:span text:style-name="T5"><text:tab/>Type´Value(S) <text:tab/>- det flyttal som står I strängen S</text:span></text:p>
      <text:p text:style-name="P11"><text:span text:style-name="T5"/></text:p>
      <text:p text:style-name="P11"><text:span text:style-name="T5">Egendefinerade uppräkningsbara typer</text:span></text:p>
      <text:p text:style-name="P11"><text:span text:style-name="T5"><text:tab/>Type´First <text:tab/>- det första värdet I datatypen</text:span></text:p>
      <text:p text:style-name="P11"><text:span text:style-name="T5"><text:tab/>Type´Last <text:tab/>- det sissta värdet I datatypen</text:span></text:p>
      <text:p text:style-name="P11"><text:span text:style-name="T5"><text:tab/>Type´Range <text:tab/>- intervallet: Type´First .. Type´Last</text:span></text:p>
      <text:p text:style-name="P11"><text:span text:style-name="T5"><text:tab/>Type´Pred(T) <text:tab/>- det värdet som ligger innan värdet T I datatypen</text:span></text:p>
      <text:p text:style-name="P11"><text:span text:style-name="T5"><text:tab/>Type´Succ(T) <text:tab/>- det värdet som ligger efter värdet T I datatypen</text:span></text:p>
      <text:p text:style-name="P11"><text:span text:style-name="T5"><text:tab/>Type´Pos(T) <text:tab/>- ordningsnumret som motsvarar värdet T</text:span></text:p>
      <text:p text:style-name="P11"><text:span text:style-name="T5"><text:tab/>Type´Val(N) <text:tab/>- värdet som motsvarar ordningsnumret N</text:span></text:p>
      <text:p text:style-name="P11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8T13:03:26</meta:creation-date>
    <dc:date>2008-05-28T23:45:26</dc:date>
    <meta:editing-cycles>1</meta:editing-cycles>
    <meta:editing-duration>PT7H33M3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62" meta:word-count="398" meta:character-count="2620"/>
  </office:meta>
</office:document-meta>
</file>